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2:11:42.905000000</meta:creation-date>
    <dc:date>2019-01-15T14:55:29.596000000</dc:date>
    <meta:editing-duration>PT10M13S</meta:editing-duration>
    <meta:editing-cycles>3</meta:editing-cycles>
    <meta:generator>LibreOfficeDev/6.3.0.0.alpha0$Windows_x86 LibreOffice_project/30d31047ab3c4d3db42627a77f18b04b20e1f194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ink-data-style-to-source="true" chart:axis-position="0" style:rotation-angle="9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319cm" svg:y="-0.021cm" svg:width="13.149cm" svg:height="8.708cm">
          <chartooo:coordinate-region svg:x="0.94cm" svg:y="0.178cm" svg:width="12.528cm" svg:height="3.97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Very long name1, Very long name1, Very long name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Very long name1, Very long name1, Very long name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Very long name1, Very long name1, Very long name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Very long name1, Very long name1, Very long name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 LibreOffice_project/30d31047ab3c4d3db42627a77f18b04b20e1f1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